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076cm"/>
    </style:style>
    <style:style style:family="table-column" style:name="co2">
      <style:table-column-properties fo:break-before="auto" style:column-width="0.616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97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0.644cm"/>
    </style:style>
    <style:style style:family="table-column" style:name="co7">
      <style:table-column-properties fo:break-before="auto" style:column-width="0.587cm"/>
    </style:style>
    <style:style style:family="table-column" style:name="co8">
      <style:table-column-properties fo:break-before="auto" style:column-width="1.538cm"/>
    </style:style>
    <style:style style:family="table-column" style:name="co9">
      <style:table-column-properties fo:break-before="auto" style:column-width="1.56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Het_20_Rijk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Het Rijk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14"/>
        <table:table-column table:style-name="co4" table:default-cell-style-name="ce6" table:number-columns-repeated="8"/>
        <table:table-column table:style-name="co3" table:default-cell-style-name="Default" table:number-columns-repeated="2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default-cell-style-name="Default" table:number-columns-repeated="992"/>
        <table:table-row table:style-name="ro1">
          <table:table-cell ns41:value-type="string" table:style-name="TL Title" office:value-type="string">
            <text:p>HET RIJK TWEEDE GEDEELTE INDEELING NAAR DE HUIZING </text:p>
          </table:table-cell>
          <table:table-cell table:style-name="TL Title" table:number-columns-repeated="30"/>
          <table:table-cell table:style-name="TL Title"/>
          <table:table-cell table:number-columns-repeated="992"/>
        </table:table-row>
        <table:table-row table:style-name="ro1">
          <table:table-cell table:style-name="ce2"/>
          <table:table-cell table:style-name="ce16" table:number-columns-repeated="31"/>
          <table:table-cell table:number-columns-repeated="992"/>
        </table:table-row>
        <table:table-row table:style-name="ro2">
          <table:table-cell ns41:value-type="string" table:number-rows-spanned="6" table:style-name="TL RowProperty" table:number-columns-spanned="1" office:value-type="string">
            <text:p>Provinciën</text:p>
          </table:table-cell>
          <table:table-cell table:style-name="ce17"/>
          <table:table-cell ns41:value-type="string" table:number-rows-spanned="6" table:style-name="TL ColHeader" table:number-columns-spanned="1" office:value-type="string">
            <text:p>Bewoonde huizen en schepen</text:p>
          </table:table-cell>
          <table:table-cell ns41:value-type="string" table:number-rows-spanned="6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9"/>
          <table:table-cell ns41:value-type="string" table:number-rows-spanned="6" table:style-name="TL ColHeader" table:number-columns-spanned="2" office:value-type="string">
            <text:p>Afzonderlijk levende personen</text:p>
          </table:table-cell>
          <table:covered-table-cell table:style-name="ce36"/>
          <table:table-cell ns41:value-type="string" table:number-rows-spanned="1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6" table:style-name="TL ColHeader" table:number-columns-spanned="2" office:value-type="string">
            <text:p>Totaal der werkelijke bevolking </text:p>
          </table:table-cell>
          <table:covered-table-cell table:style-name="ce41"/>
          <table:table-cell ns41:value-type="string" table:number-rows-spanned="8" table:style-name="ce50" table:number-columns-spanned="1" office:value-type="string">
            <text:p>Telling</text:p>
          </table:table-cell>
          <table:table-cell ns41:value-type="string" table:number-rows-spanned="8" table:style-name="ce56" table:number-columns-spanned="1" office:value-type="string">
            <text:p>Tabel</text:p>
          </table:table-cell>
          <table:table-cell ns41:value-type="string" table:number-rows-spanned="8" table:style-name="ce56" table:number-columns-spanned="1" office:value-type="string">
            <text:p>Paginanummer links</text:p>
          </table:table-cell>
          <table:table-cell ns41:value-type="string" table:number-rows-spanned="8" table:style-name="ce56" table:number-columns-spanned="1" office:value-type="string">
            <text:p>Paginanummer rechts</text:p>
          </table:table-cell>
          <table:table-cell ns41:value-type="string" table:number-rows-spanned="8" table:style-name="ce56" table:number-columns-spanned="1" office:value-type="string">
            <text:p>Provincie</text:p>
          </table:table-cell>
          <table:table-cell ns41:value-type="string" table:number-rows-spanned="8" table:style-name="ce61" table:number-columns-spanned="1" office:value-type="string">
            <text:p>Imagenummer</text:p>
          </table:table-cell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33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34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33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33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4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 gezinnen behoorende</text:p>
          </table:table-cell>
          <table:covered-table-cell table:style-name="ce33"/>
          <table:table-cell ns41:value-type="string" table:number-rows-spanned="5" table:style-name="TL ColHeader" table:number-columns-spanned="2" office:value-type="string">
            <text:p>Bestuurders, beambten en bedienden afzonderlijk levende.</text:p>
          </table:table-cell>
          <table:covered-table-cell table:style-name="ce33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33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4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3"/>
          <table:covered-table-cell table:style-name="ce42"/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table-cell table:number-rows-spanned="2" office:value-type="float" office:value="1" table:style-name="TL ColHeader" table:number-columns-spanned="1" ns41:value-type="float">
            <text:p>1</text:p>
          </table:table-cell>
          <table:table-cell table:style-name="ce17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51"/>
          <table:covered-table-cell table:style-name="ce57" table:number-columns-repeated="3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5"/>
          <table:table-cell table:style-name="ce17"/>
          <table:covered-table-cell table:style-name="ce22"/>
          <table:covered-table-cell table:style-name="ce28"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covered-table-cell table:style-name="ce52"/>
          <table:covered-table-cell table:style-name="ce58" table:number-columns-repeated="3"/>
          <table:covered-table-cell table:style-name="ce59"/>
          <table:covered-table-cell table:style-name="ce6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12649" office:value-type="float">
            <text:p>12649</text:p>
          </table:table-cell>
          <table:table-cell ns41:value-type="float" table:style-name="TL Data" office:value="13696" office:value-type="float">
            <text:p>13696</text:p>
          </table:table-cell>
          <table:table-cell ns41:value-type="float" table:style-name="TL Data" office:value="11712" office:value-type="float">
            <text:p>11712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16592" office:value-type="float">
            <text:p>16592</text:p>
          </table:table-cell>
          <table:table-cell ns41:value-type="float" table:style-name="TL Data" office:value="16499" office:value-type="float">
            <text:p>16499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12910" office:value-type="float">
            <text:p>12910</text:p>
          </table:table-cell>
          <table:table-cell table:formula="of:=SUM([.E12];[.G12];[.I12];[.K12])" ns41:value-type="float" table:style-name="TL Data" office:value-type="float" office:value="30825">
            <text:p>30825</text:p>
          </table:table-cell>
          <table:table-cell table:formula="of:=SUM([.F12];[.H12];[.J12];[.L12])" ns41:value-type="float" table:style-name="TL Data" office:value-type="float" office:value="33975">
            <text:p>33975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07" office:value-type="float">
            <text:p>2307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33695" office:value-type="float">
            <text:p>33695</text:p>
          </table:table-cell>
          <table:table-cell ns41:value-type="float" table:style-name="TL Data" office:value="36467" office:value-type="float">
            <text:p>36467</text:p>
          </table:table-cell>
          <table:table-cell ns41:value-type="string" table:style-name="ce53" office:value-type="string">
            <text:p>VT</text:p>
          </table:table-cell>
          <table:table-cell ns41:value-type="string" table:style-name="ce53" office:value-type="string">
            <text:p>1879_12_H2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53" office:value-type="string">
            <text:p>Het Rijk</text:p>
          </table:table-cell>
          <table:table-cell ns41:value-type="string" table:style-name="ce64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7183" office:value-type="float">
            <text:p>17183</text:p>
          </table:table-cell>
          <table:table-cell ns41:value-type="float" table:style-name="TL Data" office:value="19158" office:value-type="float">
            <text:p>19158</text:p>
          </table:table-cell>
          <table:table-cell ns41:value-type="float" table:style-name="TL Data" office:value="16425" office:value-type="float">
            <text:p>16425</text:p>
          </table:table-cell>
          <table:table-cell ns41:value-type="float" table:style-name="TL Data" office:value="2733" office:value-type="float">
            <text:p>2733</text:p>
          </table:table-cell>
          <table:table-cell ns41:value-type="float" table:style-name="TL Data" office:value="22022" office:value-type="float">
            <text:p>22022</text:p>
          </table:table-cell>
          <table:table-cell ns41:value-type="float" table:style-name="TL Data" office:value="21212" office:value-type="float">
            <text:p>2121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4924" office:value-type="float">
            <text:p>4924</text:p>
          </table:table-cell>
          <table:table-cell ns41:value-type="float" table:style-name="TL Data" office:value="3162" office:value-type="float">
            <text:p>3162</text:p>
          </table:table-cell>
          <table:table-cell ns41:value-type="float" table:style-name="TL Data" office:value="18356" office:value-type="float">
            <text:p>18356</text:p>
          </table:table-cell>
          <table:table-cell table:formula="of:=SUM([.E13];[.G13];[.I13];[.K13])" ns41:value-type="float" table:style-name="TL Data" office:value-type="float" office:value="42854">
            <text:p>42854</text:p>
          </table:table-cell>
          <table:table-cell table:formula="of:=SUM([.F13];[.H13];[.J13];[.L13])" ns41:value-type="float" table:style-name="TL Data" office:value-type="float" office:value="47225">
            <text:p>47225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45666" office:value-type="float">
            <text:p>45666</text:p>
          </table:table-cell>
          <table:table-cell ns41:value-type="float" table:style-name="TL Data" office:value="50071" office:value-type="float">
            <text:p>5007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61178" office:value-type="float">
            <text:p>61178</text:p>
          </table:table-cell>
          <table:table-cell ns41:value-type="float" table:style-name="TL Data" office:value="85111" office:value-type="float">
            <text:p>85111</text:p>
          </table:table-cell>
          <table:table-cell ns41:value-type="float" table:style-name="TL Data" office:value="72095" office:value-type="float">
            <text:p>72095</text:p>
          </table:table-cell>
          <table:table-cell ns41:value-type="float" table:style-name="TL Data" office:value="13016" office:value-type="float">
            <text:p>13016</text:p>
          </table:table-cell>
          <table:table-cell ns41:value-type="float" table:style-name="TL Data" office:value="90016" office:value-type="float">
            <text:p>90016</text:p>
          </table:table-cell>
          <table:table-cell ns41:value-type="float" table:style-name="TL Data" office:value="89995" office:value-type="float">
            <text:p>89995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16769" office:value-type="float">
            <text:p>16769</text:p>
          </table:table-cell>
          <table:table-cell ns41:value-type="float" table:style-name="TL Data" office:value="11511" office:value-type="float">
            <text:p>11511</text:p>
          </table:table-cell>
          <table:table-cell ns41:value-type="float" table:style-name="TL Data" office:value="81689" office:value-type="float">
            <text:p>81689</text:p>
          </table:table-cell>
          <table:table-cell table:formula="of:=SUM([.E14];[.G14];[.I14];[.K14])" ns41:value-type="float" table:style-name="TL Data" office:value-type="float" office:value="175228">
            <text:p>175228</text:p>
          </table:table-cell>
          <table:table-cell table:formula="of:=SUM([.F14];[.H14];[.J14];[.L14])" ns41:value-type="float" table:style-name="TL Data" office:value-type="float" office:value="201469">
            <text:p>201469</text:p>
          </table:table-cell>
          <table:table-cell ns41:value-type="float" table:style-name="TL Data" office:value="3384" office:value-type="float">
            <text:p>3384</text:p>
          </table:table-cell>
          <table:table-cell ns41:value-type="float" table:style-name="TL Data" office:value="6699" office:value-type="float">
            <text:p>669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268" office:value-type="float">
            <text:p>5268</text:p>
          </table:table-cell>
          <table:table-cell ns41:value-type="float" table:style-name="TL Data" office:value="3761" office:value-type="float">
            <text:p>3761</text:p>
          </table:table-cell>
          <table:table-cell ns41:value-type="float" table:style-name="TL Data" office:value="5832" office:value-type="float">
            <text:p>5832</text:p>
          </table:table-cell>
          <table:table-cell ns41:value-type="float" table:style-name="TL Data" office:value="4632" office:value-type="float">
            <text:p>4632</text:p>
          </table:table-cell>
          <table:table-cell ns41:value-type="float" table:style-name="TL Data" office:value="183880" office:value-type="float">
            <text:p>183880</text:p>
          </table:table-cell>
          <table:table-cell ns41:value-type="float" table:style-name="TL Data" office:value="211929" office:value-type="float">
            <text:p>21192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43286" office:value-type="float">
            <text:p>43286</text:p>
          </table:table-cell>
          <table:table-cell ns41:value-type="float" table:style-name="TL Data" office:value="84748" office:value-type="float">
            <text:p>84748</text:p>
          </table:table-cell>
          <table:table-cell ns41:value-type="float" table:style-name="TL Data" office:value="71991" office:value-type="float">
            <text:p>71991</text:p>
          </table:table-cell>
          <table:table-cell ns41:value-type="float" table:style-name="TL Data" office:value="12757" office:value-type="float">
            <text:p>12757</text:p>
          </table:table-cell>
          <table:table-cell ns41:value-type="float" table:style-name="TL Data" office:value="92587" office:value-type="float">
            <text:p>92587</text:p>
          </table:table-cell>
          <table:table-cell ns41:value-type="float" table:style-name="TL Data" office:value="90751" office:value-type="float">
            <text:p>90751</text:p>
          </table:table-cell>
          <table:table-cell ns41:value-type="float" table:style-name="TL Data" office:value="1848" office:value-type="float">
            <text:p>1848</text:p>
          </table:table-cell>
          <table:table-cell ns41:value-type="float" table:style-name="TL Data" office:value="16517" office:value-type="float">
            <text:p>16517</text:p>
          </table:table-cell>
          <table:table-cell ns41:value-type="float" table:style-name="TL Data" office:value="9723" office:value-type="float">
            <text:p>9723</text:p>
          </table:table-cell>
          <table:table-cell ns41:value-type="float" table:style-name="TL Data" office:value="79687" office:value-type="float">
            <text:p>79687</text:p>
          </table:table-cell>
          <table:table-cell table:formula="of:=SUM([.E15];[.G15];[.I15];[.K15])" ns41:value-type="float" table:style-name="TL Data" office:value-type="float" office:value="176149">
            <text:p>176149</text:p>
          </table:table-cell>
          <table:table-cell table:formula="of:=SUM([.F15];[.H15];[.J15];[.L15])" ns41:value-type="float" table:style-name="TL Data" office:value-type="float" office:value="199712">
            <text:p>199712</text:p>
          </table:table-cell>
          <table:table-cell ns41:value-type="float" table:style-name="TL Data" office:value="6011" office:value-type="float">
            <text:p>6011</text:p>
          </table:table-cell>
          <table:table-cell ns41:value-type="float" table:style-name="TL Data" office:value="6982" office:value-type="float">
            <text:p>698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241" office:value-type="float">
            <text:p>6241</text:p>
          </table:table-cell>
          <table:table-cell ns41:value-type="float" table:style-name="TL Data" office:value="4595" office:value-type="float">
            <text:p>4595</text:p>
          </table:table-cell>
          <table:table-cell ns41:value-type="float" table:style-name="TL Data" office:value="6648" office:value-type="float">
            <text:p>6648</text:p>
          </table:table-cell>
          <table:table-cell ns41:value-type="float" table:style-name="TL Data" office:value="5283" office:value-type="float">
            <text:p>5283</text:p>
          </table:table-cell>
          <table:table-cell ns41:value-type="float" table:style-name="TL Data" office:value="188401" office:value-type="float">
            <text:p>188401</text:p>
          </table:table-cell>
          <table:table-cell ns41:value-type="float" table:style-name="TL Data" office:value="211289" office:value-type="float">
            <text:p>21128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3994" office:value-type="float">
            <text:p>3994</text:p>
          </table:table-cell>
          <table:table-cell ns41:value-type="float" table:style-name="TL Data" office:value="5602" office:value-type="float">
            <text:p>5602</text:p>
          </table:table-cell>
          <table:table-cell ns41:value-type="float" table:style-name="TL Data" office:value="4730" office:value-type="float">
            <text:p>4730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5874" office:value-type="float">
            <text:p>5874</text:p>
          </table:table-cell>
          <table:table-cell ns41:value-type="float" table:style-name="TL Data" office:value="5883" office:value-type="float">
            <text:p>588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5284" office:value-type="float">
            <text:p>5284</text:p>
          </table:table-cell>
          <table:table-cell table:formula="of:=SUM([.E16];[.G16];[.I16];[.K16])" ns41:value-type="float" table:style-name="TL Data" office:value-type="float" office:value="11458">
            <text:p>11458</text:p>
          </table:table-cell>
          <table:table-cell table:formula="of:=SUM([.F16];[.H16];[.J16];[.L16])" ns41:value-type="float" table:style-name="TL Data" office:value-type="float" office:value="13155">
            <text:p>1315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2158" office:value-type="float">
            <text:p>12158</text:p>
          </table:table-cell>
          <table:table-cell ns41:value-type="float" table:style-name="TL Data" office:value="13936" office:value-type="float">
            <text:p>1393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5050" office:value-type="float">
            <text:p>15050</text:p>
          </table:table-cell>
          <table:table-cell ns41:value-type="float" table:style-name="TL Data" office:value="16952" office:value-type="float">
            <text:p>16952</text:p>
          </table:table-cell>
          <table:table-cell ns41:value-type="float" table:style-name="TL Data" office:value="14313" office:value-type="float">
            <text:p>14313</text:p>
          </table:table-cell>
          <table:table-cell ns41:value-type="float" table:style-name="TL Data" office:value="2639" office:value-type="float">
            <text:p>2639</text:p>
          </table:table-cell>
          <table:table-cell ns41:value-type="float" table:style-name="TL Data" office:value="18172" office:value-type="float">
            <text:p>18172</text:p>
          </table:table-cell>
          <table:table-cell ns41:value-type="float" table:style-name="TL Data" office:value="18137" office:value-type="float">
            <text:p>1813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3737" office:value-type="float">
            <text:p>3737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16294" office:value-type="float">
            <text:p>16294</text:p>
          </table:table-cell>
          <table:table-cell table:formula="of:=SUM([.E17];[.G17];[.I17];[.K17])" ns41:value-type="float" table:style-name="TL Data" office:value-type="float" office:value="35642">
            <text:p>35642</text:p>
          </table:table-cell>
          <table:table-cell table:formula="of:=SUM([.F17];[.H17];[.J17];[.L17])" ns41:value-type="float" table:style-name="TL Data" office:value-type="float" office:value="40807">
            <text:p>40807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38198" office:value-type="float">
            <text:p>38198</text:p>
          </table:table-cell>
          <table:table-cell ns41:value-type="float" table:style-name="TL Data" office:value="43087" office:value-type="float">
            <text:p>4308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20025" office:value-type="float">
            <text:p>20025</text:p>
          </table:table-cell>
          <table:table-cell ns41:value-type="float" table:style-name="TL Data" office:value="20079" office:value-type="float">
            <text:p>20079</text:p>
          </table:table-cell>
          <table:table-cell ns41:value-type="float" table:style-name="TL Data" office:value="17709" office:value-type="float">
            <text:p>17709</text:p>
          </table:table-cell>
          <table:table-cell ns41:value-type="float" table:style-name="TL Data" office:value="2370" office:value-type="float">
            <text:p>2370</text:p>
          </table:table-cell>
          <table:table-cell ns41:value-type="float" table:style-name="TL Data" office:value="24409" office:value-type="float">
            <text:p>24409</text:p>
          </table:table-cell>
          <table:table-cell ns41:value-type="float" table:style-name="TL Data" office:value="21983" office:value-type="float">
            <text:p>21983</text:p>
          </table:table-cell>
          <table:table-cell ns41:value-type="float" table:style-name="TL Data" office:value="1736" office:value-type="float">
            <text:p>1736</text:p>
          </table:table-cell>
          <table:table-cell ns41:value-type="float" table:style-name="TL Data" office:value="3950" office:value-type="float">
            <text:p>3950</text:p>
          </table:table-cell>
          <table:table-cell ns41:value-type="float" table:style-name="TL Data" office:value="2888" office:value-type="float">
            <text:p>2888</text:p>
          </table:table-cell>
          <table:table-cell ns41:value-type="float" table:style-name="TL Data" office:value="18943" office:value-type="float">
            <text:p>18943</text:p>
          </table:table-cell>
          <table:table-cell table:formula="of:=SUM([.E18];[.G18];[.I18];[.K18])" ns41:value-type="float" table:style-name="TL Data" office:value-type="float" office:value="46742">
            <text:p>46742</text:p>
          </table:table-cell>
          <table:table-cell table:formula="of:=SUM([.F18];[.H18];[.J18];[.L18])" ns41:value-type="float" table:style-name="TL Data" office:value-type="float" office:value="47246">
            <text:p>4724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48414" office:value-type="float">
            <text:p>48414</text:p>
          </table:table-cell>
          <table:table-cell ns41:value-type="float" table:style-name="TL Data" office:value="48822" office:value-type="float">
            <text:p>4882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11490" office:value-type="float">
            <text:p>11490</text:p>
          </table:table-cell>
          <table:table-cell ns41:value-type="float" table:style-name="TL Data" office:value="12083" office:value-type="float">
            <text:p>12083</text:p>
          </table:table-cell>
          <table:table-cell ns41:value-type="float" table:style-name="TL Data" office:value="10325" office:value-type="float">
            <text:p>10325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4343" office:value-type="float">
            <text:p>14343</text:p>
          </table:table-cell>
          <table:table-cell ns41:value-type="float" table:style-name="TL Data" office:value="12963" office:value-type="float">
            <text:p>12963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500" office:value-type="float">
            <text:p>2500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11274" office:value-type="float">
            <text:p>11274</text:p>
          </table:table-cell>
          <table:table-cell table:formula="of:=SUM([.E19];[.G19];[.I19];[.K19])" ns41:value-type="float" table:style-name="TL Data" office:value-type="float" office:value="27387">
            <text:p>27387</text:p>
          </table:table-cell>
          <table:table-cell table:formula="of:=SUM([.F19];[.H19];[.J19];[.L19])" ns41:value-type="float" table:style-name="TL Data" office:value-type="float" office:value="28495">
            <text:p>2849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29311" office:value-type="float">
            <text:p>29311</text:p>
          </table:table-cell>
          <table:table-cell ns41:value-type="float" table:style-name="TL Data" office:value="30008" office:value-type="float">
            <text:p>3000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7932" office:value-type="float">
            <text:p>7932</text:p>
          </table:table-cell>
          <table:table-cell ns41:value-type="float" table:style-name="TL Data" office:value="9609" office:value-type="float">
            <text:p>9609</text:p>
          </table:table-cell>
          <table:table-cell ns41:value-type="float" table:style-name="TL Data" office:value="8023" office:value-type="float">
            <text:p>8023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10330" office:value-type="float">
            <text:p>10330</text:p>
          </table:table-cell>
          <table:table-cell ns41:value-type="float" table:style-name="TL Data" office:value="10203" office:value-type="float">
            <text:p>10203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292" office:value-type="float">
            <text:p>2292</text:p>
          </table:table-cell>
          <table:table-cell ns41:value-type="float" table:style-name="TL Data" office:value="1910" office:value-type="float">
            <text:p>1910</text:p>
          </table:table-cell>
          <table:table-cell ns41:value-type="float" table:style-name="TL Data" office:value="9147" office:value-type="float">
            <text:p>9147</text:p>
          </table:table-cell>
          <table:table-cell table:formula="of:=SUM([.E20];[.G20];[.I20];[.K20])" ns41:value-type="float" table:style-name="TL Data" office:value-type="float" office:value="20700">
            <text:p>20700</text:p>
          </table:table-cell>
          <table:table-cell table:formula="of:=SUM([.F20];[.H20];[.J20];[.L20])" ns41:value-type="float" table:style-name="TL Data" office:value-type="float" office:value="23228">
            <text:p>2322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21552" office:value-type="float">
            <text:p>21552</text:p>
          </table:table-cell>
          <table:table-cell ns41:value-type="float" table:style-name="TL Data" office:value="24454" office:value-type="float">
            <text:p>2445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2926" office:value-type="float">
            <text:p>2926</text:p>
          </table:table-cell>
          <table:table-cell ns41:value-type="float" table:style-name="TL Data" office:value="5651" office:value-type="float">
            <text:p>5651</text:p>
          </table:table-cell>
          <table:table-cell ns41:value-type="float" table:style-name="TL Data" office:value="4675" office:value-type="float">
            <text:p>4675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6620" office:value-type="float">
            <text:p>6620</text:p>
          </table:table-cell>
          <table:table-cell ns41:value-type="float" table:style-name="TL Data" office:value="6595" office:value-type="float">
            <text:p>659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114" office:value-type="float">
            <text:p>5114</text:p>
          </table:table-cell>
          <table:table-cell table:formula="of:=SUM([.E21];[.G21];[.I21];[.K21])" ns41:value-type="float" table:style-name="TL Data" office:value-type="float" office:value="12033">
            <text:p>12033</text:p>
          </table:table-cell>
          <table:table-cell table:formula="of:=SUM([.F21];[.H21];[.J21];[.L21])" ns41:value-type="float" table:style-name="TL Data" office:value-type="float" office:value="13815">
            <text:p>1381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13377" office:value-type="float">
            <text:p>13377</text:p>
          </table:table-cell>
          <table:table-cell ns41:value-type="float" table:style-name="TL Data" office:value="15161" office:value-type="float">
            <text:p>1516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12:.C21])" ns41:value-type="float" table:style-name="TL Data" office:value-type="float" office:value="195713">
            <text:p>195713</text:p>
          </table:table-cell>
          <table:table-cell table:formula="of:=SUM([.D12:.D21])" ns41:value-type="float" table:style-name="TL Data" office:value-type="float" office:value="272689">
            <text:p>272689</text:p>
          </table:table-cell>
          <table:table-cell table:formula="of:=SUM([.E12:.E21])" ns41:value-type="float" table:style-name="TL Data" office:value-type="float" office:value="231998">
            <text:p>231998</text:p>
          </table:table-cell>
          <table:table-cell table:formula="of:=SUM([.F12:.F21])" ns41:value-type="float" table:style-name="TL Data" office:value-type="float" office:value="40691">
            <text:p>40691</text:p>
          </table:table-cell>
          <table:table-cell table:formula="of:=SUM([.G12:.G21])" ns41:value-type="float" table:style-name="TL Data" office:value-type="float" office:value="300965">
            <text:p>300965</text:p>
          </table:table-cell>
          <table:table-cell table:formula="of:=SUM([.H12:.H21])" ns41:value-type="float" table:style-name="TL Data" office:value-type="float" office:value="294221">
            <text:p>294221</text:p>
          </table:table-cell>
          <table:table-cell table:formula="of:=SUM([.I12:.I21])" ns41:value-type="float" table:style-name="TL Data" office:value-type="float" office:value="8753">
            <text:p>8753</text:p>
          </table:table-cell>
          <table:table-cell table:formula="of:=SUM([.J12:.J21])" ns41:value-type="float" table:style-name="TL Data" office:value-type="float" office:value="55517">
            <text:p>55517</text:p>
          </table:table-cell>
          <table:table-cell table:formula="of:=SUM([.K12:.K21])" ns41:value-type="float" table:style-name="TL Data" office:value-type="float" office:value="37302">
            <text:p>37302</text:p>
          </table:table-cell>
          <table:table-cell table:formula="of:=SUM([.L12:.L21])" ns41:value-type="float" table:style-name="TL Data" office:value-type="float" office:value="258698">
            <text:p>258698</text:p>
          </table:table-cell>
          <table:table-cell table:formula="of:=SUM([.E22];[.G22];[.I22];[.K22])" ns41:value-type="float" table:style-name="TL Data" office:value-type="float" office:value="579018">
            <text:p>579018</text:p>
          </table:table-cell>
          <table:table-cell table:formula="of:=SUM([.F22];[.H22];[.J22];[.L22])" ns41:value-type="float" table:style-name="TL Data" office:value-type="float" office:value="649127">
            <text:p>649127</text:p>
          </table:table-cell>
          <table:table-cell table:formula="of:=SUM([.O12:.O21])" ns41:value-type="float" table:style-name="TL Data" office:value-type="float" office:value="13335">
            <text:p>13335</text:p>
          </table:table-cell>
          <table:table-cell table:formula="of:=SUM([.P12:.P21])" ns41:value-type="float" table:style-name="TL Data" office:value-type="float" office:value="19698">
            <text:p>19698</text:p>
          </table:table-cell>
          <table:table-cell table:formula="of:=SUM([.Q12:.Q21])" ns41:value-type="float" table:style-name="TL Data" office:value-type="float" office:value="1345">
            <text:p>1345</text:p>
          </table:table-cell>
          <table:table-cell table:formula="of:=SUM([.R12:.R21])" ns41:value-type="float" table:style-name="TL Data" office:value-type="float" office:value="1997">
            <text:p>1997</text:p>
          </table:table-cell>
          <table:table-cell table:formula="of:=SUM([.S12:.S21])" ns41:value-type="float" table:style-name="TL Data" office:value-type="float" office:value="700">
            <text:p>700</text:p>
          </table:table-cell>
          <table:table-cell table:formula="of:=SUM([.T12:.T21])" ns41:value-type="float" table:style-name="TL Data" office:value-type="float" office:value="1251">
            <text:p>1251</text:p>
          </table:table-cell>
          <table:table-cell table:formula="of:=SUM([.U12:.U21])" ns41:value-type="float" table:style-name="TL Data" office:value-type="float" office:value="22299">
            <text:p>22299</text:p>
          </table:table-cell>
          <table:table-cell table:formula="of:=SUM([.V12:.V21])" ns41:value-type="float" table:style-name="TL Data" office:value-type="float" office:value="16399">
            <text:p>16399</text:p>
          </table:table-cell>
          <table:table-cell table:formula="of:=SUM([.W12:.W21])" ns41:value-type="float" table:style-name="TL Data" office:value-type="float" office:value="24344">
            <text:p>24344</text:p>
          </table:table-cell>
          <table:table-cell table:formula="of:=SUM([.X12:.X21])" ns41:value-type="float" table:style-name="TL Data" office:value-type="float" office:value="19647">
            <text:p>19647</text:p>
          </table:table-cell>
          <table:table-cell table:formula="of:=SUM([.Y12:.Y21])" ns41:value-type="float" table:style-name="TL Data" office:value-type="float" office:value="614652">
            <text:p>614652</text:p>
          </table:table-cell>
          <table:table-cell table:formula="of:=SUM([.Z12:.Z21])" ns41:value-type="float" table:style-name="TL Data" office:value-type="float" office:value="685224">
            <text:p>68522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83053" office:value-type="float">
            <text:p>83053</text:p>
          </table:table-cell>
          <table:table-cell ns41:value-type="float" table:style-name="TL Data" office:value="80315" office:value-type="float">
            <text:p>80315</text:p>
          </table:table-cell>
          <table:table-cell ns41:value-type="float" table:style-name="TL Data" office:value="68832" office:value-type="float">
            <text:p>68832</text:p>
          </table:table-cell>
          <table:table-cell ns41:value-type="float" table:style-name="TL Data" office:value="11483" office:value-type="float">
            <text:p>11483</text:p>
          </table:table-cell>
          <table:table-cell ns41:value-type="float" table:style-name="TL Data" office:value="100566" office:value-type="float">
            <text:p>100566</text:p>
          </table:table-cell>
          <table:table-cell ns41:value-type="float" table:style-name="TL Data" office:value="89438" office:value-type="float">
            <text:p>89438</text:p>
          </table:table-cell>
          <table:table-cell ns41:value-type="float" table:style-name="TL Data" office:value="7740" office:value-type="float">
            <text:p>7740</text:p>
          </table:table-cell>
          <table:table-cell ns41:value-type="float" table:style-name="TL Data" office:value="12648" office:value-type="float">
            <text:p>12648</text:p>
          </table:table-cell>
          <table:table-cell ns41:value-type="float" table:style-name="TL Data" office:value="17658" office:value-type="float">
            <text:p>17658</text:p>
          </table:table-cell>
          <table:table-cell ns41:value-type="float" table:style-name="TL Data" office:value="75352" office:value-type="float">
            <text:p>75352</text:p>
          </table:table-cell>
          <table:table-cell table:formula="of:=SUM([.E23];[.G23];[.I23];[.K23])" ns41:value-type="float" table:style-name="TL Data" office:value-type="float" office:value="194796">
            <text:p>194796</text:p>
          </table:table-cell>
          <table:table-cell table:formula="of:=SUM([.F23];[.H23];[.J23];[.L23])" ns41:value-type="float" table:style-name="TL Data" office:value-type="float" office:value="188921">
            <text:p>188921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3401" office:value-type="float">
            <text:p>340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557" office:value-type="float">
            <text:p>3557</text:p>
          </table:table-cell>
          <table:table-cell ns41:value-type="float" table:style-name="TL Data" office:value="3543" office:value-type="float">
            <text:p>3543</text:p>
          </table:table-cell>
          <table:table-cell ns41:value-type="float" table:style-name="TL Data" office:value="3998" office:value-type="float">
            <text:p>3998</text:p>
          </table:table-cell>
          <table:table-cell ns41:value-type="float" table:style-name="TL Data" office:value="4401" office:value-type="float">
            <text:p>4401</text:p>
          </table:table-cell>
          <table:table-cell ns41:value-type="float" table:style-name="TL Data" office:value="200401" office:value-type="float">
            <text:p>200401</text:p>
          </table:table-cell>
          <table:table-cell ns41:value-type="float" table:style-name="TL Data" office:value="195865" office:value-type="float">
            <text:p>19586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71830" office:value-type="float">
            <text:p>71830</text:p>
          </table:table-cell>
          <table:table-cell ns41:value-type="float" table:style-name="TL Data" office:value="72023" office:value-type="float">
            <text:p>72023</text:p>
          </table:table-cell>
          <table:table-cell ns41:value-type="float" table:style-name="TL Data" office:value="63270" office:value-type="float">
            <text:p>63270</text:p>
          </table:table-cell>
          <table:table-cell ns41:value-type="float" table:style-name="TL Data" office:value="8753" office:value-type="float">
            <text:p>8753</text:p>
          </table:table-cell>
          <table:table-cell ns41:value-type="float" table:style-name="TL Data" office:value="96621" office:value-type="float">
            <text:p>96621</text:p>
          </table:table-cell>
          <table:table-cell ns41:value-type="float" table:style-name="TL Data" office:value="82664" office:value-type="float">
            <text:p>82664</text:p>
          </table:table-cell>
          <table:table-cell ns41:value-type="float" table:style-name="TL Data" office:value="8564" office:value-type="float">
            <text:p>8564</text:p>
          </table:table-cell>
          <table:table-cell ns41:value-type="float" table:style-name="TL Data" office:value="12365" office:value-type="float">
            <text:p>12365</text:p>
          </table:table-cell>
          <table:table-cell ns41:value-type="float" table:style-name="TL Data" office:value="18366" office:value-type="float">
            <text:p>18366</text:p>
          </table:table-cell>
          <table:table-cell ns41:value-type="float" table:style-name="TL Data" office:value="73689" office:value-type="float">
            <text:p>73689</text:p>
          </table:table-cell>
          <table:table-cell table:formula="of:=SUM([.E24];[.G24];[.I24];[.K24])" ns41:value-type="float" table:style-name="TL Data" office:value-type="float" office:value="186821">
            <text:p>186821</text:p>
          </table:table-cell>
          <table:table-cell table:formula="of:=SUM([.F24];[.H24];[.J24];[.L24])" ns41:value-type="float" table:style-name="TL Data" office:value-type="float" office:value="177471">
            <text:p>177471</text:p>
          </table:table-cell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796" office:value-type="float">
            <text:p>1796</text:p>
          </table:table-cell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89924" office:value-type="float">
            <text:p>189924</text:p>
          </table:table-cell>
          <table:table-cell ns41:value-type="float" table:style-name="TL Data" office:value="180885" office:value-type="float">
            <text:p>18088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82813" office:value-type="float">
            <text:p>82813</text:p>
          </table:table-cell>
          <table:table-cell ns41:value-type="float" table:style-name="TL Data" office:value="83780" office:value-type="float">
            <text:p>83780</text:p>
          </table:table-cell>
          <table:table-cell ns41:value-type="float" table:style-name="TL Data" office:value="74926" office:value-type="float">
            <text:p>74926</text:p>
          </table:table-cell>
          <table:table-cell ns41:value-type="float" table:style-name="TL Data" office:value="8854" office:value-type="float">
            <text:p>8854</text:p>
          </table:table-cell>
          <table:table-cell ns41:value-type="float" table:style-name="TL Data" office:value="107838" office:value-type="float">
            <text:p>107838</text:p>
          </table:table-cell>
          <table:table-cell ns41:value-type="float" table:style-name="TL Data" office:value="98816" office:value-type="float">
            <text:p>98816</text:p>
          </table:table-cell>
          <table:table-cell ns41:value-type="float" table:style-name="TL Data" office:value="4651" office:value-type="float">
            <text:p>4651</text:p>
          </table:table-cell>
          <table:table-cell ns41:value-type="float" table:style-name="TL Data" office:value="11544" office:value-type="float">
            <text:p>11544</text:p>
          </table:table-cell>
          <table:table-cell ns41:value-type="float" table:style-name="TL Data" office:value="11371" office:value-type="float">
            <text:p>11371</text:p>
          </table:table-cell>
          <table:table-cell ns41:value-type="float" table:style-name="TL Data" office:value="80441" office:value-type="float">
            <text:p>80441</text:p>
          </table:table-cell>
          <table:table-cell table:formula="of:=SUM([.E25];[.G25];[.I25];[.K25])" ns41:value-type="float" table:style-name="TL Data" office:value-type="float" office:value="198786">
            <text:p>198786</text:p>
          </table:table-cell>
          <table:table-cell table:formula="of:=SUM([.F25];[.H25];[.J25];[.L25])" ns41:value-type="float" table:style-name="TL Data" office:value-type="float" office:value="199655">
            <text:p>199655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3466" office:value-type="float">
            <text:p>346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37" office:value-type="float">
            <text:p>2437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2698" office:value-type="float">
            <text:p>2698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202883" office:value-type="float">
            <text:p>202883</text:p>
          </table:table-cell>
          <table:table-cell ns41:value-type="float" table:style-name="TL Data" office:value="204363" office:value-type="float">
            <text:p>20436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57281" office:value-type="float">
            <text:p>57281</text:p>
          </table:table-cell>
          <table:table-cell ns41:value-type="float" table:style-name="TL Data" office:value="58788" office:value-type="float">
            <text:p>58788</text:p>
          </table:table-cell>
          <table:table-cell ns41:value-type="float" table:style-name="TL Data" office:value="52801" office:value-type="float">
            <text:p>52801</text:p>
          </table:table-cell>
          <table:table-cell ns41:value-type="float" table:style-name="TL Data" office:value="5987" office:value-type="float">
            <text:p>5987</text:p>
          </table:table-cell>
          <table:table-cell ns41:value-type="float" table:style-name="TL Data" office:value="72498" office:value-type="float">
            <text:p>72498</text:p>
          </table:table-cell>
          <table:table-cell ns41:value-type="float" table:style-name="TL Data" office:value="65836" office:value-type="float">
            <text:p>65836</text:p>
          </table:table-cell>
          <table:table-cell ns41:value-type="float" table:style-name="TL Data" office:value="4732" office:value-type="float">
            <text:p>4732</text:p>
          </table:table-cell>
          <table:table-cell ns41:value-type="float" table:style-name="TL Data" office:value="9415" office:value-type="float">
            <text:p>9415</text:p>
          </table:table-cell>
          <table:table-cell ns41:value-type="float" table:style-name="TL Data" office:value="6965" office:value-type="float">
            <text:p>6965</text:p>
          </table:table-cell>
          <table:table-cell ns41:value-type="float" table:style-name="TL Data" office:value="55153" office:value-type="float">
            <text:p>55153</text:p>
          </table:table-cell>
          <table:table-cell table:formula="of:=SUM([.E26];[.G26];[.I26];[.K26])" ns41:value-type="float" table:style-name="TL Data" office:value-type="float" office:value="136996">
            <text:p>136996</text:p>
          </table:table-cell>
          <table:table-cell table:formula="of:=SUM([.F26];[.H26];[.J26];[.L26])" ns41:value-type="float" table:style-name="TL Data" office:value-type="float" office:value="136391">
            <text:p>136391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2329" office:value-type="float">
            <text:p>232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139909" office:value-type="float">
            <text:p>139909</text:p>
          </table:table-cell>
          <table:table-cell ns41:value-type="float" table:style-name="TL Data" office:value="139833" office:value-type="float">
            <text:p>13983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31793" office:value-type="float">
            <text:p>31793</text:p>
          </table:table-cell>
          <table:table-cell ns41:value-type="float" table:style-name="TL Data" office:value="32357" office:value-type="float">
            <text:p>32357</text:p>
          </table:table-cell>
          <table:table-cell ns41:value-type="float" table:style-name="TL Data" office:value="28548" office:value-type="float">
            <text:p>28548</text:p>
          </table:table-cell>
          <table:table-cell ns41:value-type="float" table:style-name="TL Data" office:value="3809" office:value-type="float">
            <text:p>3809</text:p>
          </table:table-cell>
          <table:table-cell ns41:value-type="float" table:style-name="TL Data" office:value="43544" office:value-type="float">
            <text:p>43544</text:p>
          </table:table-cell>
          <table:table-cell ns41:value-type="float" table:style-name="TL Data" office:value="40466" office:value-type="float">
            <text:p>40466</text:p>
          </table:table-cell>
          <table:table-cell ns41:value-type="float" table:style-name="TL Data" office:value="2929" office:value-type="float">
            <text:p>2929</text:p>
          </table:table-cell>
          <table:table-cell ns41:value-type="float" table:style-name="TL Data" office:value="4816" office:value-type="float">
            <text:p>4816</text:p>
          </table:table-cell>
          <table:table-cell ns41:value-type="float" table:style-name="TL Data" office:value="4376" office:value-type="float">
            <text:p>4376</text:p>
          </table:table-cell>
          <table:table-cell ns41:value-type="float" table:style-name="TL Data" office:value="31181" office:value-type="float">
            <text:p>31181</text:p>
          </table:table-cell>
          <table:table-cell table:formula="of:=SUM([.E27];[.G27];[.I27];[.K27])" ns41:value-type="float" table:style-name="TL Data" office:value-type="float" office:value="79397">
            <text:p>79397</text:p>
          </table:table-cell>
          <table:table-cell table:formula="of:=SUM([.F27];[.H27];[.J27];[.L27])" ns41:value-type="float" table:style-name="TL Data" office:value-type="float" office:value="80272">
            <text:p>8027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80396" office:value-type="float">
            <text:p>80396</text:p>
          </table:table-cell>
          <table:table-cell ns41:value-type="float" table:style-name="TL Data" office:value="82101" office:value-type="float">
            <text:p>8210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3372" office:value-type="float">
            <text:p>23372</text:p>
          </table:table-cell>
          <table:table-cell ns41:value-type="float" table:style-name="TL Data" office:value="22394" office:value-type="float">
            <text:p>22394</text:p>
          </table:table-cell>
          <table:table-cell ns41:value-type="float" table:style-name="TL Data" office:value="19823" office:value-type="float">
            <text:p>19823</text:p>
          </table:table-cell>
          <table:table-cell ns41:value-type="float" table:style-name="TL Data" office:value="2571" office:value-type="float">
            <text:p>2571</text:p>
          </table:table-cell>
          <table:table-cell ns41:value-type="float" table:style-name="TL Data" office:value="28179" office:value-type="float">
            <text:p>28179</text:p>
          </table:table-cell>
          <table:table-cell ns41:value-type="float" table:style-name="TL Data" office:value="24995" office:value-type="float">
            <text:p>24995</text:p>
          </table:table-cell>
          <table:table-cell ns41:value-type="float" table:style-name="TL Data" office:value="3093" office:value-type="float">
            <text:p>3093</text:p>
          </table:table-cell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3853" office:value-type="float">
            <text:p>3853</text:p>
          </table:table-cell>
          <table:table-cell ns41:value-type="float" table:style-name="TL Data" office:value="21520" office:value-type="float">
            <text:p>21520</text:p>
          </table:table-cell>
          <table:table-cell table:formula="of:=SUM([.E28];[.G28];[.I28];[.K28])" ns41:value-type="float" table:style-name="TL Data" office:value-type="float" office:value="54948">
            <text:p>54948</text:p>
          </table:table-cell>
          <table:table-cell table:formula="of:=SUM([.F28];[.H28];[.J28];[.L28])" ns41:value-type="float" table:style-name="TL Data" office:value-type="float" office:value="53258">
            <text:p>53258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5827" office:value-type="float">
            <text:p>55827</text:p>
          </table:table-cell>
          <table:table-cell ns41:value-type="float" table:style-name="TL Data" office:value="54488" office:value-type="float">
            <text:p>5448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51261" office:value-type="float">
            <text:p>51261</text:p>
          </table:table-cell>
          <table:table-cell ns41:value-type="float" table:style-name="TL Data" office:value="49251" office:value-type="float">
            <text:p>49251</text:p>
          </table:table-cell>
          <table:table-cell ns41:value-type="float" table:style-name="TL Data" office:value="43407" office:value-type="float">
            <text:p>43407</text:p>
          </table:table-cell>
          <table:table-cell ns41:value-type="float" table:style-name="TL Data" office:value="5844" office:value-type="float">
            <text:p>5844</text:p>
          </table:table-cell>
          <table:table-cell ns41:value-type="float" table:style-name="TL Data" office:value="58661" office:value-type="float">
            <text:p>58661</text:p>
          </table:table-cell>
          <table:table-cell ns41:value-type="float" table:style-name="TL Data" office:value="53512" office:value-type="float">
            <text:p>53512</text:p>
          </table:table-cell>
          <table:table-cell ns41:value-type="float" table:style-name="TL Data" office:value="5262" office:value-type="float">
            <text:p>5262</text:p>
          </table:table-cell>
          <table:table-cell ns41:value-type="float" table:style-name="TL Data" office:value="8924" office:value-type="float">
            <text:p>8924</text:p>
          </table:table-cell>
          <table:table-cell ns41:value-type="float" table:style-name="TL Data" office:value="6199" office:value-type="float">
            <text:p>6199</text:p>
          </table:table-cell>
          <table:table-cell ns41:value-type="float" table:style-name="TL Data" office:value="45556" office:value-type="float">
            <text:p>45556</text:p>
          </table:table-cell>
          <table:table-cell table:formula="of:=SUM([.E29];[.G29];[.I29];[.K29])" ns41:value-type="float" table:style-name="TL Data" office:value-type="float" office:value="113529">
            <text:p>113529</text:p>
          </table:table-cell>
          <table:table-cell table:formula="of:=SUM([.F29];[.H29];[.J29];[.L29])" ns41:value-type="float" table:style-name="TL Data" office:value-type="float" office:value="113836">
            <text:p>11383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15099" office:value-type="float">
            <text:p>115099</text:p>
          </table:table-cell>
          <table:table-cell ns41:value-type="float" table:style-name="TL Data" office:value="117131" office:value-type="float">
            <text:p>11713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42586" office:value-type="float">
            <text:p>42586</text:p>
          </table:table-cell>
          <table:table-cell ns41:value-type="float" table:style-name="TL Data" office:value="41786" office:value-type="float">
            <text:p>41786</text:p>
          </table:table-cell>
          <table:table-cell ns41:value-type="float" table:style-name="TL Data" office:value="36996" office:value-type="float">
            <text:p>36996</text:p>
          </table:table-cell>
          <table:table-cell ns41:value-type="float" table:style-name="TL Data" office:value="4790" office:value-type="float">
            <text:p>4790</text:p>
          </table:table-cell>
          <table:table-cell ns41:value-type="float" table:style-name="TL Data" office:value="54054" office:value-type="float">
            <text:p>54054</text:p>
          </table:table-cell>
          <table:table-cell ns41:value-type="float" table:style-name="TL Data" office:value="47235" office:value-type="float">
            <text:p>47235</text:p>
          </table:table-cell>
          <table:table-cell ns41:value-type="float" table:style-name="TL Data" office:value="5726" office:value-type="float">
            <text:p>5726</text:p>
          </table:table-cell>
          <table:table-cell ns41:value-type="float" table:style-name="TL Data" office:value="6583" office:value-type="float">
            <text:p>6583</text:p>
          </table:table-cell>
          <table:table-cell ns41:value-type="float" table:style-name="TL Data" office:value="11353" office:value-type="float">
            <text:p>11353</text:p>
          </table:table-cell>
          <table:table-cell ns41:value-type="float" table:style-name="TL Data" office:value="43733" office:value-type="float">
            <text:p>43733</text:p>
          </table:table-cell>
          <table:table-cell table:formula="of:=SUM([.E30];[.G30];[.I30];[.K30])" ns41:value-type="float" table:style-name="TL Data" office:value-type="float" office:value="108129">
            <text:p>108129</text:p>
          </table:table-cell>
          <table:table-cell table:formula="of:=SUM([.F30];[.H30];[.J30];[.L30])" ns41:value-type="float" table:style-name="TL Data" office:value-type="float" office:value="102341">
            <text:p>102341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626" office:value-type="float">
            <text:p>1626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10344" office:value-type="float">
            <text:p>110344</text:p>
          </table:table-cell>
          <table:table-cell ns41:value-type="float" table:style-name="TL Data" office:value="104277" office:value-type="float">
            <text:p>10427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36084" office:value-type="float">
            <text:p>36084</text:p>
          </table:table-cell>
          <table:table-cell ns41:value-type="float" table:style-name="TL Data" office:value="42961" office:value-type="float">
            <text:p>42961</text:p>
          </table:table-cell>
          <table:table-cell ns41:value-type="float" table:style-name="TL Data" office:value="37793" office:value-type="float">
            <text:p>37793</text:p>
          </table:table-cell>
          <table:table-cell ns41:value-type="float" table:style-name="TL Data" office:value="5168" office:value-type="float">
            <text:p>5168</text:p>
          </table:table-cell>
          <table:table-cell ns41:value-type="float" table:style-name="TL Data" office:value="50261" office:value-type="float">
            <text:p>50261</text:p>
          </table:table-cell>
          <table:table-cell ns41:value-type="float" table:style-name="TL Data" office:value="46911" office:value-type="float">
            <text:p>46911</text:p>
          </table:table-cell>
          <table:table-cell ns41:value-type="float" table:style-name="TL Data" office:value="7960" office:value-type="float">
            <text:p>7960</text:p>
          </table:table-cell>
          <table:table-cell ns41:value-type="float" table:style-name="TL Data" office:value="9200" office:value-type="float">
            <text:p>9200</text:p>
          </table:table-cell>
          <table:table-cell ns41:value-type="float" table:style-name="TL Data" office:value="5975" office:value-type="float">
            <text:p>5975</text:p>
          </table:table-cell>
          <table:table-cell ns41:value-type="float" table:style-name="TL Data" office:value="40010" office:value-type="float">
            <text:p>40010</text:p>
          </table:table-cell>
          <table:table-cell table:formula="of:=SUM([.E31];[.G31];[.I31];[.K31])" ns41:value-type="float" table:style-name="TL Data" office:value-type="float" office:value="101989">
            <text:p>101989</text:p>
          </table:table-cell>
          <table:table-cell table:formula="of:=SUM([.F31];[.H31];[.J31];[.L31])" ns41:value-type="float" table:style-name="TL Data" office:value-type="float" office:value="101289">
            <text:p>101289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03126" office:value-type="float">
            <text:p>103126</text:p>
          </table:table-cell>
          <table:table-cell ns41:value-type="float" table:style-name="TL Data" office:value="103814" office:value-type="float">
            <text:p>103814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23761" office:value-type="float">
            <text:p>23761</text:p>
          </table:table-cell>
          <table:table-cell ns41:value-type="float" table:style-name="TL Data" office:value="23053" office:value-type="float">
            <text:p>23053</text:p>
          </table:table-cell>
          <table:table-cell ns41:value-type="float" table:style-name="TL Data" office:value="20829" office:value-type="float">
            <text:p>20829</text:p>
          </table:table-cell>
          <table:table-cell ns41:value-type="float" table:style-name="TL Data" office:value="2224" office:value-type="float">
            <text:p>2224</text:p>
          </table:table-cell>
          <table:table-cell ns41:value-type="float" table:style-name="TL Data" office:value="29729" office:value-type="float">
            <text:p>29729</text:p>
          </table:table-cell>
          <table:table-cell ns41:value-type="float" table:style-name="TL Data" office:value="26522" office:value-type="float">
            <text:p>26522</text:p>
          </table:table-cell>
          <table:table-cell ns41:value-type="float" table:style-name="TL Data" office:value="3143" office:value-type="float">
            <text:p>3143</text:p>
          </table:table-cell>
          <table:table-cell ns41:value-type="float" table:style-name="TL Data" office:value="3951" office:value-type="float">
            <text:p>3951</text:p>
          </table:table-cell>
          <table:table-cell ns41:value-type="float" table:style-name="TL Data" office:value="5305" office:value-type="float">
            <text:p>5305</text:p>
          </table:table-cell>
          <table:table-cell ns41:value-type="float" table:style-name="TL Data" office:value="23389" office:value-type="float">
            <text:p>23389</text:p>
          </table:table-cell>
          <table:table-cell table:formula="of:=SUM([.E32];[.G32];[.I32];[.K32])" ns41:value-type="float" table:style-name="TL Data" office:value-type="float" office:value="59006">
            <text:p>59006</text:p>
          </table:table-cell>
          <table:table-cell table:formula="of:=SUM([.F32];[.H32];[.J32];[.L32])" ns41:value-type="float" table:style-name="TL Data" office:value-type="float" office:value="56086">
            <text:p>5608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61397" office:value-type="float">
            <text:p>61397</text:p>
          </table:table-cell>
          <table:table-cell ns41:value-type="float" table:style-name="TL Data" office:value="57409" office:value-type="float">
            <text:p>5740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table:style-name="ce14"/>
          <table:table-cell ns41:value-type="float" table:style-name="TL Data" office:value="38953" office:value-type="float">
            <text:p>38953</text:p>
          </table:table-cell>
          <table:table-cell ns41:value-type="float" table:style-name="TL Data" office:value="39408" office:value-type="float">
            <text:p>39408</text:p>
          </table:table-cell>
          <table:table-cell ns41:value-type="float" table:style-name="TL Data" office:value="34121" office:value-type="float">
            <text:p>34121</text:p>
          </table:table-cell>
          <table:table-cell ns41:value-type="float" table:style-name="TL Data" office:value="5287" office:value-type="float">
            <text:p>5287</text:p>
          </table:table-cell>
          <table:table-cell ns41:value-type="float" table:style-name="TL Data" office:value="52755" office:value-type="float">
            <text:p>52755</text:p>
          </table:table-cell>
          <table:table-cell ns41:value-type="float" table:style-name="TL Data" office:value="46741" office:value-type="float">
            <text:p>46741</text:p>
          </table:table-cell>
          <table:table-cell ns41:value-type="float" table:style-name="TL Data" office:value="5522" office:value-type="float">
            <text:p>5522</text:p>
          </table:table-cell>
          <table:table-cell ns41:value-type="float" table:style-name="TL Data" office:value="6336" office:value-type="float">
            <text:p>6336</text:p>
          </table:table-cell>
          <table:table-cell ns41:value-type="float" table:style-name="TL Data" office:value="11135" office:value-type="float">
            <text:p>11135</text:p>
          </table:table-cell>
          <table:table-cell ns41:value-type="float" table:style-name="TL Data" office:value="39592" office:value-type="float">
            <text:p>39592</text:p>
          </table:table-cell>
          <table:table-cell table:formula="of:=SUM([.E33];[.G33];[.I33];[.K33])" ns41:value-type="float" table:style-name="TL Data" office:value-type="float" office:value="103533">
            <text:p>103533</text:p>
          </table:table-cell>
          <table:table-cell table:formula="of:=SUM([.F33];[.H33];[.J33];[.L33])" ns41:value-type="float" table:style-name="TL Data" office:value-type="float" office:value="97956">
            <text:p>97956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753" office:value-type="float">
            <text:p>2753</text:p>
          </table:table-cell>
          <table:table-cell ns41:value-type="float" table:style-name="TL Data" office:value="3844" office:value-type="float">
            <text:p>3844</text:p>
          </table:table-cell>
          <table:table-cell ns41:value-type="float" table:style-name="TL Data" office:value="3129" office:value-type="float">
            <text:p>3129</text:p>
          </table:table-cell>
          <table:table-cell ns41:value-type="float" table:style-name="TL Data" office:value="4245" office:value-type="float">
            <text:p>4245</text:p>
          </table:table-cell>
          <table:table-cell ns41:value-type="float" table:style-name="TL Data" office:value="107562" office:value-type="float">
            <text:p>107562</text:p>
          </table:table-cell>
          <table:table-cell ns41:value-type="float" table:style-name="TL Data" office:value="103290" office:value-type="float">
            <text:p>10329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23:.C33])" ns41:value-type="float" table:style-name="TL Data" office:value-type="float" office:value="542787">
            <text:p>542787</text:p>
          </table:table-cell>
          <table:table-cell table:formula="of:=SUM([.D23:.D33])" ns41:value-type="float" table:style-name="TL Data" office:value-type="float" office:value="546116">
            <text:p>546116</text:p>
          </table:table-cell>
          <table:table-cell table:formula="of:=SUM([.E23:.E33])" ns41:value-type="float" table:style-name="TL Data" office:value-type="float" office:value="481346">
            <text:p>481346</text:p>
          </table:table-cell>
          <table:table-cell table:formula="of:=SUM([.F23:.F33])" ns41:value-type="float" table:style-name="TL Data" office:value-type="float" office:value="64770">
            <text:p>64770</text:p>
          </table:table-cell>
          <table:table-cell table:formula="of:=SUM([.G23:.G33])" ns41:value-type="float" table:style-name="TL Data" office:value-type="float" office:value="694706">
            <text:p>694706</text:p>
          </table:table-cell>
          <table:table-cell table:formula="of:=SUM([.H23:.H33])" ns41:value-type="float" table:style-name="TL Data" office:value-type="float" office:value="623136">
            <text:p>623136</text:p>
          </table:table-cell>
          <table:table-cell table:formula="of:=SUM([.I23:.I33])" ns41:value-type="float" table:style-name="TL Data" office:value-type="float" office:value="59322">
            <text:p>59322</text:p>
          </table:table-cell>
          <table:table-cell table:formula="of:=SUM([.J23:.J33])" ns41:value-type="float" table:style-name="TL Data" office:value-type="float" office:value="89954">
            <text:p>89954</text:p>
          </table:table-cell>
          <table:table-cell table:formula="of:=SUM([.K23:.K33])" ns41:value-type="float" table:style-name="TL Data" office:value-type="float" office:value="102556">
            <text:p>102556</text:p>
          </table:table-cell>
          <table:table-cell table:formula="of:=SUM([.L23:.L33])" ns41:value-type="float" table:style-name="TL Data" office:value-type="float" office:value="529616">
            <text:p>529616</text:p>
          </table:table-cell>
          <table:table-cell table:formula="of:=SUM([.E34];[.G34];[.I34];[.K34])" ns41:value-type="float" table:style-name="TL Data" office:value-type="float" office:value="1337930">
            <text:p>1337930</text:p>
          </table:table-cell>
          <table:table-cell table:formula="of:=SUM([.F34];[.H34];[.J34];[.L34])" ns41:value-type="float" table:style-name="TL Data" office:value-type="float" office:value="1307476">
            <text:p>1307476</text:p>
          </table:table-cell>
          <table:table-cell table:formula="of:=SUM([.O23:.O33])" ns41:value-type="float" table:style-name="TL Data" office:value-type="float" office:value="11441">
            <text:p>11441</text:p>
          </table:table-cell>
          <table:table-cell table:formula="of:=SUM([.P23:.P33])" ns41:value-type="float" table:style-name="TL Data" office:value-type="float" office:value="21041">
            <text:p>21041</text:p>
          </table:table-cell>
          <table:table-cell table:formula="of:=SUM([.Q23:.Q33])" ns41:value-type="float" table:style-name="TL Data" office:value-type="float" office:value="1750">
            <text:p>1750</text:p>
          </table:table-cell>
          <table:table-cell table:formula="of:=SUM([.R23:.R33])" ns41:value-type="float" table:style-name="TL Data" office:value-type="float" office:value="2492">
            <text:p>2492</text:p>
          </table:table-cell>
          <table:table-cell table:formula="of:=SUM([.S23:.S33])" ns41:value-type="float" table:style-name="TL Data" office:value-type="float" office:value="722">
            <text:p>722</text:p>
          </table:table-cell>
          <table:table-cell table:formula="of:=SUM([.T23:.T33])" ns41:value-type="float" table:style-name="TL Data" office:value-type="float" office:value="1235">
            <text:p>1235</text:p>
          </table:table-cell>
          <table:table-cell table:formula="of:=SUM([.U23:.U33])" ns41:value-type="float" table:style-name="TL Data" office:value-type="float" office:value="17497">
            <text:p>17497</text:p>
          </table:table-cell>
          <table:table-cell table:formula="of:=SUM([.V23:.V33])" ns41:value-type="float" table:style-name="TL Data" office:value-type="float" office:value="14939">
            <text:p>14939</text:p>
          </table:table-cell>
          <table:table-cell table:formula="of:=SUM([.W23:.W33])" ns41:value-type="float" table:style-name="TL Data" office:value-type="float" office:value="19969">
            <text:p>19969</text:p>
          </table:table-cell>
          <table:table-cell table:formula="of:=SUM([.X23:.X33])" ns41:value-type="float" table:style-name="TL Data" office:value-type="float" office:value="18666">
            <text:p>18666</text:p>
          </table:table-cell>
          <table:table-cell table:formula="of:=SUM([.Y23:.Y33])" ns41:value-type="float" table:style-name="TL Data" office:value-type="float" office:value="1366868">
            <text:p>1366868</text:p>
          </table:table-cell>
          <table:table-cell table:formula="of:=SUM([.Z23:.Z33])" ns41:value-type="float" table:style-name="TL Data" office:value-type="float" office:value="1343456">
            <text:p>13434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95702" office:value-type="float">
            <text:p>95702</text:p>
          </table:table-cell>
          <table:table-cell ns41:value-type="float" table:style-name="TL Data" office:value="94011" office:value-type="float">
            <text:p>94011</text:p>
          </table:table-cell>
          <table:table-cell ns41:value-type="float" table:style-name="TL Data" office:value="80544" office:value-type="float">
            <text:p>80544</text:p>
          </table:table-cell>
          <table:table-cell ns41:value-type="float" table:style-name="TL Data" office:value="13467" office:value-type="float">
            <text:p>13467</text:p>
          </table:table-cell>
          <table:table-cell ns41:value-type="float" table:style-name="TL Data" office:value="117158" office:value-type="float">
            <text:p>117158</text:p>
          </table:table-cell>
          <table:table-cell ns41:value-type="float" table:style-name="TL Data" office:value="105937" office:value-type="float">
            <text:p>105937</text:p>
          </table:table-cell>
          <table:table-cell ns41:value-type="float" table:style-name="TL Data" office:value="8187" office:value-type="float">
            <text:p>8187</text:p>
          </table:table-cell>
          <table:table-cell ns41:value-type="float" table:style-name="TL Data" office:value="15230" office:value-type="float">
            <text:p>15230</text:p>
          </table:table-cell>
          <table:table-cell ns41:value-type="float" table:style-name="TL Data" office:value="19732" office:value-type="float">
            <text:p>19732</text:p>
          </table:table-cell>
          <table:table-cell ns41:value-type="float" table:style-name="TL Data" office:value="88262" office:value-type="float">
            <text:p>88262</text:p>
          </table:table-cell>
          <table:table-cell table:formula="of:=SUM([.E35];[.G35];[.I35];[.K35])" ns41:value-type="float" table:style-name="TL Data" office:value-type="float" office:value="225621">
            <text:p>225621</text:p>
          </table:table-cell>
          <table:table-cell table:formula="of:=SUM([.F35];[.H35];[.J35];[.L35])" ns41:value-type="float" table:style-name="TL Data" office:value-type="float" office:value="222896">
            <text:p>222896</text:p>
          </table:table-cell>
          <table:table-cell ns41:value-type="float" table:style-name="TL Data" office:value="2611" office:value-type="float">
            <text:p>2611</text:p>
          </table:table-cell>
          <table:table-cell ns41:value-type="float" table:style-name="TL Data" office:value="4110" office:value-type="float">
            <text:p>411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864" office:value-type="float">
            <text:p>5864</text:p>
          </table:table-cell>
          <table:table-cell ns41:value-type="float" table:style-name="TL Data" office:value="5326" office:value-type="float">
            <text:p>5326</text:p>
          </table:table-cell>
          <table:table-cell ns41:value-type="float" table:style-name="TL Data" office:value="6576" office:value-type="float">
            <text:p>6576</text:p>
          </table:table-cell>
          <table:table-cell ns41:value-type="float" table:style-name="TL Data" office:value="6506" office:value-type="float">
            <text:p>6506</text:p>
          </table:table-cell>
          <table:table-cell ns41:value-type="float" table:style-name="TL Data" office:value="234096" office:value-type="float">
            <text:p>234096</text:p>
          </table:table-cell>
          <table:table-cell ns41:value-type="float" table:style-name="TL Data" office:value="232332" office:value-type="float">
            <text:p>23233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89013" office:value-type="float">
            <text:p>89013</text:p>
          </table:table-cell>
          <table:table-cell ns41:value-type="float" table:style-name="TL Data" office:value="91181" office:value-type="float">
            <text:p>91181</text:p>
          </table:table-cell>
          <table:table-cell ns41:value-type="float" table:style-name="TL Data" office:value="79695" office:value-type="float">
            <text:p>79695</text:p>
          </table:table-cell>
          <table:table-cell ns41:value-type="float" table:style-name="TL Data" office:value="11486" office:value-type="float">
            <text:p>11486</text:p>
          </table:table-cell>
          <table:table-cell ns41:value-type="float" table:style-name="TL Data" office:value="118643" office:value-type="float">
            <text:p>118643</text:p>
          </table:table-cell>
          <table:table-cell ns41:value-type="float" table:style-name="TL Data" office:value="103876" office:value-type="float">
            <text:p>103876</text:p>
          </table:table-cell>
          <table:table-cell ns41:value-type="float" table:style-name="TL Data" office:value="9809" office:value-type="float">
            <text:p>9809</text:p>
          </table:table-cell>
          <table:table-cell ns41:value-type="float" table:style-name="TL Data" office:value="17289" office:value-type="float">
            <text:p>17289</text:p>
          </table:table-cell>
          <table:table-cell ns41:value-type="float" table:style-name="TL Data" office:value="21528" office:value-type="float">
            <text:p>21528</text:p>
          </table:table-cell>
          <table:table-cell ns41:value-type="float" table:style-name="TL Data" office:value="92045" office:value-type="float">
            <text:p>92045</text:p>
          </table:table-cell>
          <table:table-cell table:formula="of:=SUM([.E36];[.G36];[.I36];[.K36])" ns41:value-type="float" table:style-name="TL Data" office:value-type="float" office:value="229675">
            <text:p>229675</text:p>
          </table:table-cell>
          <table:table-cell table:formula="of:=SUM([.F36];[.H36];[.J36];[.L36])" ns41:value-type="float" table:style-name="TL Data" office:value-type="float" office:value="224696">
            <text:p>224696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TL Data" office:value="2942" office:value-type="float">
            <text:p>2942</text:p>
          </table:table-cell>
          <table:table-cell ns41:value-type="float" table:style-name="TL Data" office:value="4071" office:value-type="float">
            <text:p>4071</text:p>
          </table:table-cell>
          <table:table-cell ns41:value-type="float" table:style-name="TL Data" office:value="3791" office:value-type="float">
            <text:p>3791</text:p>
          </table:table-cell>
          <table:table-cell ns41:value-type="float" table:style-name="TL Data" office:value="235590" office:value-type="float">
            <text:p>235590</text:p>
          </table:table-cell>
          <table:table-cell ns41:value-type="float" table:style-name="TL Data" office:value="230956" office:value-type="float">
            <text:p>230956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143991" office:value-type="float">
            <text:p>143991</text:p>
          </table:table-cell>
          <table:table-cell ns41:value-type="float" table:style-name="TL Data" office:value="168891" office:value-type="float">
            <text:p>168891</text:p>
          </table:table-cell>
          <table:table-cell ns41:value-type="float" table:style-name="TL Data" office:value="147021" office:value-type="float">
            <text:p>147021</text:p>
          </table:table-cell>
          <table:table-cell ns41:value-type="float" table:style-name="TL Data" office:value="21870" office:value-type="float">
            <text:p>21870</text:p>
          </table:table-cell>
          <table:table-cell ns41:value-type="float" table:style-name="TL Data" office:value="197854" office:value-type="float">
            <text:p>197854</text:p>
          </table:table-cell>
          <table:table-cell ns41:value-type="float" table:style-name="TL Data" office:value="188811" office:value-type="float">
            <text:p>188811</text:p>
          </table:table-cell>
          <table:table-cell ns41:value-type="float" table:style-name="TL Data" office:value="6257" office:value-type="float">
            <text:p>6257</text:p>
          </table:table-cell>
          <table:table-cell ns41:value-type="float" table:style-name="TL Data" office:value="28313" office:value-type="float">
            <text:p>28313</text:p>
          </table:table-cell>
          <table:table-cell ns41:value-type="float" table:style-name="TL Data" office:value="22882" office:value-type="float">
            <text:p>22882</text:p>
          </table:table-cell>
          <table:table-cell ns41:value-type="float" table:style-name="TL Data" office:value="162130" office:value-type="float">
            <text:p>162130</text:p>
          </table:table-cell>
          <table:table-cell table:formula="of:=SUM([.E37];[.G37];[.I37];[.K37])" ns41:value-type="float" table:style-name="TL Data" office:value-type="float" office:value="374014">
            <text:p>374014</text:p>
          </table:table-cell>
          <table:table-cell table:formula="of:=SUM([.F37];[.H37];[.J37];[.L37])" ns41:value-type="float" table:style-name="TL Data" office:value-type="float" office:value="401124">
            <text:p>401124</text:p>
          </table:table-cell>
          <table:table-cell ns41:value-type="float" table:style-name="TL Data" office:value="5044" office:value-type="float">
            <text:p>5044</text:p>
          </table:table-cell>
          <table:table-cell ns41:value-type="float" table:style-name="TL Data" office:value="10165" office:value-type="float">
            <text:p>1016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7705" office:value-type="float">
            <text:p>7705</text:p>
          </table:table-cell>
          <table:table-cell ns41:value-type="float" table:style-name="TL Data" office:value="5003" office:value-type="float">
            <text:p>5003</text:p>
          </table:table-cell>
          <table:table-cell ns41:value-type="float" table:style-name="TL Data" office:value="8530" office:value-type="float">
            <text:p>8530</text:p>
          </table:table-cell>
          <table:table-cell ns41:value-type="float" table:style-name="TL Data" office:value="6234" office:value-type="float">
            <text:p>6234</text:p>
          </table:table-cell>
          <table:table-cell ns41:value-type="float" table:style-name="TL Data" office:value="386763" office:value-type="float">
            <text:p>386763</text:p>
          </table:table-cell>
          <table:table-cell ns41:value-type="float" table:style-name="TL Data" office:value="416292" office:value-type="float">
            <text:p>41629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100567" office:value-type="float">
            <text:p>100567</text:p>
          </table:table-cell>
          <table:table-cell ns41:value-type="float" table:style-name="TL Data" office:value="143536" office:value-type="float">
            <text:p>143536</text:p>
          </table:table-cell>
          <table:table-cell ns41:value-type="float" table:style-name="TL Data" office:value="124792" office:value-type="float">
            <text:p>124792</text:p>
          </table:table-cell>
          <table:table-cell ns41:value-type="float" table:style-name="TL Data" office:value="18744" office:value-type="float">
            <text:p>18744</text:p>
          </table:table-cell>
          <table:table-cell ns41:value-type="float" table:style-name="TL Data" office:value="165085" office:value-type="float">
            <text:p>165085</text:p>
          </table:table-cell>
          <table:table-cell ns41:value-type="float" table:style-name="TL Data" office:value="156587" office:value-type="float">
            <text:p>156587</text:p>
          </table:table-cell>
          <table:table-cell ns41:value-type="float" table:style-name="TL Data" office:value="6580" office:value-type="float">
            <text:p>6580</text:p>
          </table:table-cell>
          <table:table-cell ns41:value-type="float" table:style-name="TL Data" office:value="25932" office:value-type="float">
            <text:p>25932</text:p>
          </table:table-cell>
          <table:table-cell ns41:value-type="float" table:style-name="TL Data" office:value="16688" office:value-type="float">
            <text:p>16688</text:p>
          </table:table-cell>
          <table:table-cell ns41:value-type="float" table:style-name="TL Data" office:value="134840" office:value-type="float">
            <text:p>134840</text:p>
          </table:table-cell>
          <table:table-cell table:formula="of:=SUM([.E38];[.G38];[.I38];[.K38])" ns41:value-type="float" table:style-name="TL Data" office:value-type="float" office:value="313145">
            <text:p>313145</text:p>
          </table:table-cell>
          <table:table-cell table:formula="of:=SUM([.F38];[.H38];[.J38];[.L38])" ns41:value-type="float" table:style-name="TL Data" office:value-type="float" office:value="336103">
            <text:p>336103</text:p>
          </table:table-cell>
          <table:table-cell ns41:value-type="float" table:style-name="TL Data" office:value="7247" office:value-type="float">
            <text:p>7247</text:p>
          </table:table-cell>
          <table:table-cell ns41:value-type="float" table:style-name="TL Data" office:value="9311" office:value-type="float">
            <text:p>931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7918" office:value-type="float">
            <text:p>7918</text:p>
          </table:table-cell>
          <table:table-cell ns41:value-type="float" table:style-name="TL Data" office:value="5708" office:value-type="float">
            <text:p>5708</text:p>
          </table:table-cell>
          <table:table-cell ns41:value-type="float" table:style-name="TL Data" office:value="8549" office:value-type="float">
            <text:p>8549</text:p>
          </table:table-cell>
          <table:table-cell ns41:value-type="float" table:style-name="TL Data" office:value="6744" office:value-type="float">
            <text:p>6744</text:p>
          </table:table-cell>
          <table:table-cell ns41:value-type="float" table:style-name="TL Data" office:value="328310" office:value-type="float">
            <text:p>328310</text:p>
          </table:table-cell>
          <table:table-cell ns41:value-type="float" table:style-name="TL Data" office:value="351122" office:value-type="float">
            <text:p>351122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35787" office:value-type="float">
            <text:p>35787</text:p>
          </table:table-cell>
          <table:table-cell ns41:value-type="float" table:style-name="TL Data" office:value="37959" office:value-type="float">
            <text:p>37959</text:p>
          </table:table-cell>
          <table:table-cell ns41:value-type="float" table:style-name="TL Data" office:value="33278" office:value-type="float">
            <text:p>33278</text:p>
          </table:table-cell>
          <table:table-cell ns41:value-type="float" table:style-name="TL Data" office:value="4681" office:value-type="float">
            <text:p>4681</text:p>
          </table:table-cell>
          <table:table-cell ns41:value-type="float" table:style-name="TL Data" office:value="49418" office:value-type="float">
            <text:p>49418</text:p>
          </table:table-cell>
          <table:table-cell ns41:value-type="float" table:style-name="TL Data" office:value="46349" office:value-type="float">
            <text:p>46349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5932" office:value-type="float">
            <text:p>5932</text:p>
          </table:table-cell>
          <table:table-cell ns41:value-type="float" table:style-name="TL Data" office:value="5106" office:value-type="float">
            <text:p>5106</text:p>
          </table:table-cell>
          <table:table-cell ns41:value-type="float" table:style-name="TL Data" office:value="36465" office:value-type="float">
            <text:p>36465</text:p>
          </table:table-cell>
          <table:table-cell table:formula="of:=SUM([.E39];[.G39];[.I39];[.K39])" ns41:value-type="float" table:style-name="TL Data" office:value-type="float" office:value="90855">
            <text:p>90855</text:p>
          </table:table-cell>
          <table:table-cell table:formula="of:=SUM([.F39];[.H39];[.J39];[.L39])" ns41:value-type="float" table:style-name="TL Data" office:value-type="float" office:value="93427">
            <text:p>9342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92554" office:value-type="float">
            <text:p>92554</text:p>
          </table:table-cell>
          <table:table-cell ns41:value-type="float" table:style-name="TL Data" office:value="96037" office:value-type="float">
            <text:p>9603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38422" office:value-type="float">
            <text:p>38422</text:p>
          </table:table-cell>
          <table:table-cell ns41:value-type="float" table:style-name="TL Data" office:value="39346" office:value-type="float">
            <text:p>39346</text:p>
          </table:table-cell>
          <table:table-cell ns41:value-type="float" table:style-name="TL Data" office:value="34136" office:value-type="float">
            <text:p>34136</text:p>
          </table:table-cell>
          <table:table-cell ns41:value-type="float" table:style-name="TL Data" office:value="5210" office:value-type="float">
            <text:p>5210</text:p>
          </table:table-cell>
          <table:table-cell ns41:value-type="float" table:style-name="TL Data" office:value="46351" office:value-type="float">
            <text:p>46351</text:p>
          </table:table-cell>
          <table:table-cell ns41:value-type="float" table:style-name="TL Data" office:value="43132" office:value-type="float">
            <text:p>43132</text:p>
          </table:table-cell>
          <table:table-cell ns41:value-type="float" table:style-name="TL Data" office:value="3656" office:value-type="float">
            <text:p>3656</text:p>
          </table:table-cell>
          <table:table-cell ns41:value-type="float" table:style-name="TL Data" office:value="7909" office:value-type="float">
            <text:p>7909</text:p>
          </table:table-cell>
          <table:table-cell ns41:value-type="float" table:style-name="TL Data" office:value="6447" office:value-type="float">
            <text:p>6447</text:p>
          </table:table-cell>
          <table:table-cell ns41:value-type="float" table:style-name="TL Data" office:value="37814" office:value-type="float">
            <text:p>37814</text:p>
          </table:table-cell>
          <table:table-cell table:formula="of:=SUM([.E40];[.G40];[.I40];[.K40])" ns41:value-type="float" table:style-name="TL Data" office:value-type="float" office:value="90590">
            <text:p>90590</text:p>
          </table:table-cell>
          <table:table-cell table:formula="of:=SUM([.F40];[.H40];[.J40];[.L40])" ns41:value-type="float" table:style-name="TL Data" office:value-type="float" office:value="94065">
            <text:p>94065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2026" office:value-type="float">
            <text:p>202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2380" office:value-type="float">
            <text:p>2380</text:p>
          </table:table-cell>
          <table:table-cell ns41:value-type="float" table:style-name="TL Data" office:value="1955" office:value-type="float">
            <text:p>1955</text:p>
          </table:table-cell>
          <table:table-cell ns41:value-type="float" table:style-name="TL Data" office:value="94025" office:value-type="float">
            <text:p>94025</text:p>
          </table:table-cell>
          <table:table-cell ns41:value-type="float" table:style-name="TL Data" office:value="97575" office:value-type="float">
            <text:p>9757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71286" office:value-type="float">
            <text:p>71286</text:p>
          </table:table-cell>
          <table:table-cell ns41:value-type="float" table:style-name="TL Data" office:value="69330" office:value-type="float">
            <text:p>69330</text:p>
          </table:table-cell>
          <table:table-cell ns41:value-type="float" table:style-name="TL Data" office:value="61116" office:value-type="float">
            <text:p>61116</text:p>
          </table:table-cell>
          <table:table-cell ns41:value-type="float" table:style-name="TL Data" office:value="8214" office:value-type="float">
            <text:p>8214</text:p>
          </table:table-cell>
          <table:table-cell ns41:value-type="float" table:style-name="TL Data" office:value="83070" office:value-type="float">
            <text:p>83070</text:p>
          </table:table-cell>
          <table:table-cell ns41:value-type="float" table:style-name="TL Data" office:value="75495" office:value-type="float">
            <text:p>75495</text:p>
          </table:table-cell>
          <table:table-cell ns41:value-type="float" table:style-name="TL Data" office:value="6998" office:value-type="float">
            <text:p>6998</text:p>
          </table:table-cell>
          <table:table-cell ns41:value-type="float" table:style-name="TL Data" office:value="12874" office:value-type="float">
            <text:p>12874</text:p>
          </table:table-cell>
          <table:table-cell ns41:value-type="float" table:style-name="TL Data" office:value="9087" office:value-type="float">
            <text:p>9087</text:p>
          </table:table-cell>
          <table:table-cell ns41:value-type="float" table:style-name="TL Data" office:value="64499" office:value-type="float">
            <text:p>64499</text:p>
          </table:table-cell>
          <table:table-cell table:formula="of:=SUM([.E41];[.G41];[.I41];[.K41])" ns41:value-type="float" table:style-name="TL Data" office:value-type="float" office:value="160271">
            <text:p>160271</text:p>
          </table:table-cell>
          <table:table-cell table:formula="of:=SUM([.F41];[.H41];[.J41];[.L41])" ns41:value-type="float" table:style-name="TL Data" office:value-type="float" office:value="161082">
            <text:p>161082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3015" office:value-type="float">
            <text:p>301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2285" office:value-type="float">
            <text:p>2285</text:p>
          </table:table-cell>
          <table:table-cell ns41:value-type="float" table:style-name="TL Data" office:value="2152" office:value-type="float">
            <text:p>2152</text:p>
          </table:table-cell>
          <table:table-cell ns41:value-type="float" table:style-name="TL Data" office:value="163513" office:value-type="float">
            <text:p>163513</text:p>
          </table:table-cell>
          <table:table-cell ns41:value-type="float" table:style-name="TL Data" office:value="165953" office:value-type="float">
            <text:p>165953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54076" office:value-type="float">
            <text:p>54076</text:p>
          </table:table-cell>
          <table:table-cell ns41:value-type="float" table:style-name="TL Data" office:value="53869" office:value-type="float">
            <text:p>53869</text:p>
          </table:table-cell>
          <table:table-cell ns41:value-type="float" table:style-name="TL Data" office:value="47321" office:value-type="float">
            <text:p>47321</text:p>
          </table:table-cell>
          <table:table-cell ns41:value-type="float" table:style-name="TL Data" office:value="6548" office:value-type="float">
            <text:p>6548</text:p>
          </table:table-cell>
          <table:table-cell ns41:value-type="float" table:style-name="TL Data" office:value="68397" office:value-type="float">
            <text:p>68397</text:p>
          </table:table-cell>
          <table:table-cell ns41:value-type="float" table:style-name="TL Data" office:value="60198" office:value-type="float">
            <text:p>60198</text:p>
          </table:table-cell>
          <table:table-cell ns41:value-type="float" table:style-name="TL Data" office:value="6304" office:value-type="float">
            <text:p>6304</text:p>
          </table:table-cell>
          <table:table-cell ns41:value-type="float" table:style-name="TL Data" office:value="9083" office:value-type="float">
            <text:p>9083</text:p>
          </table:table-cell>
          <table:table-cell ns41:value-type="float" table:style-name="TL Data" office:value="13494" office:value-type="float">
            <text:p>13494</text:p>
          </table:table-cell>
          <table:table-cell ns41:value-type="float" table:style-name="TL Data" office:value="55007" office:value-type="float">
            <text:p>55007</text:p>
          </table:table-cell>
          <table:table-cell table:formula="of:=SUM([.E42];[.G42];[.I42];[.K42])" ns41:value-type="float" table:style-name="TL Data" office:value-type="float" office:value="135516">
            <text:p>135516</text:p>
          </table:table-cell>
          <table:table-cell table:formula="of:=SUM([.F42];[.H42];[.J42];[.L42])" ns41:value-type="float" table:style-name="TL Data" office:value-type="float" office:value="130836">
            <text:p>130836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48" office:value-type="float">
            <text:p>2948</text:p>
          </table:table-cell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1932" office:value-type="float">
            <text:p>1932</text:p>
          </table:table-cell>
          <table:table-cell ns41:value-type="float" table:style-name="TL Data" office:value="139655" office:value-type="float">
            <text:p>139655</text:p>
          </table:table-cell>
          <table:table-cell ns41:value-type="float" table:style-name="TL Data" office:value="134285" office:value-type="float">
            <text:p>134285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44016" office:value-type="float">
            <text:p>44016</text:p>
          </table:table-cell>
          <table:table-cell ns41:value-type="float" table:style-name="TL Data" office:value="52570" office:value-type="float">
            <text:p>52570</text:p>
          </table:table-cell>
          <table:table-cell ns41:value-type="float" table:style-name="TL Data" office:value="45816" office:value-type="float">
            <text:p>45816</text:p>
          </table:table-cell>
          <table:table-cell ns41:value-type="float" table:style-name="TL Data" office:value="6754" office:value-type="float">
            <text:p>6754</text:p>
          </table:table-cell>
          <table:table-cell ns41:value-type="float" table:style-name="TL Data" office:value="60591" office:value-type="float">
            <text:p>60591</text:p>
          </table:table-cell>
          <table:table-cell ns41:value-type="float" table:style-name="TL Data" office:value="57114" office:value-type="float">
            <text:p>57114</text:p>
          </table:table-cell>
          <table:table-cell ns41:value-type="float" table:style-name="TL Data" office:value="8397" office:value-type="float">
            <text:p>8397</text:p>
          </table:table-cell>
          <table:table-cell ns41:value-type="float" table:style-name="TL Data" office:value="11492" office:value-type="float">
            <text:p>11492</text:p>
          </table:table-cell>
          <table:table-cell ns41:value-type="float" table:style-name="TL Data" office:value="7885" office:value-type="float">
            <text:p>7885</text:p>
          </table:table-cell>
          <table:table-cell ns41:value-type="float" table:style-name="TL Data" office:value="49157" office:value-type="float">
            <text:p>49157</text:p>
          </table:table-cell>
          <table:table-cell table:formula="of:=SUM([.E43];[.G43];[.I43];[.K43])" ns41:value-type="float" table:style-name="TL Data" office:value-type="float" office:value="122689">
            <text:p>122689</text:p>
          </table:table-cell>
          <table:table-cell table:formula="of:=SUM([.F43];[.H43];[.J43];[.L43])" ns41:value-type="float" table:style-name="TL Data" office:value-type="float" office:value="124517">
            <text:p>124517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2530" office:value-type="float">
            <text:p>253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24678" office:value-type="float">
            <text:p>124678</text:p>
          </table:table-cell>
          <table:table-cell ns41:value-type="float" table:style-name="TL Data" office:value="128268" office:value-type="float">
            <text:p>128268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23761" office:value-type="float">
            <text:p>23761</text:p>
          </table:table-cell>
          <table:table-cell ns41:value-type="float" table:style-name="TL Data" office:value="23053" office:value-type="float">
            <text:p>23053</text:p>
          </table:table-cell>
          <table:table-cell ns41:value-type="float" table:style-name="TL Data" office:value="20829" office:value-type="float">
            <text:p>20829</text:p>
          </table:table-cell>
          <table:table-cell ns41:value-type="float" table:style-name="TL Data" office:value="2224" office:value-type="float">
            <text:p>2224</text:p>
          </table:table-cell>
          <table:table-cell ns41:value-type="float" table:style-name="TL Data" office:value="29729" office:value-type="float">
            <text:p>29729</text:p>
          </table:table-cell>
          <table:table-cell ns41:value-type="float" table:style-name="TL Data" office:value="26522" office:value-type="float">
            <text:p>26522</text:p>
          </table:table-cell>
          <table:table-cell ns41:value-type="float" table:style-name="TL Data" office:value="3143" office:value-type="float">
            <text:p>3143</text:p>
          </table:table-cell>
          <table:table-cell ns41:value-type="float" table:style-name="TL Data" office:value="3951" office:value-type="float">
            <text:p>3951</text:p>
          </table:table-cell>
          <table:table-cell ns41:value-type="float" table:style-name="TL Data" office:value="5305" office:value-type="float">
            <text:p>5305</text:p>
          </table:table-cell>
          <table:table-cell ns41:value-type="float" table:style-name="TL Data" office:value="23389" office:value-type="float">
            <text:p>23389</text:p>
          </table:table-cell>
          <table:table-cell table:formula="of:=SUM([.E44];[.G44];[.I44];[.K44])" ns41:value-type="float" table:style-name="TL Data" office:value-type="float" office:value="59006">
            <text:p>59006</text:p>
          </table:table-cell>
          <table:table-cell table:formula="of:=SUM([.F44];[.H44];[.J44];[.L44])" ns41:value-type="float" table:style-name="TL Data" office:value-type="float" office:value="56086">
            <text:p>5608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61397" office:value-type="float">
            <text:p>61397</text:p>
          </table:table-cell>
          <table:table-cell ns41:value-type="float" table:style-name="TL Data" office:value="57409" office:value-type="float">
            <text:p>57409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41879" office:value-type="float">
            <text:p>41879</text:p>
          </table:table-cell>
          <table:table-cell ns41:value-type="float" table:style-name="TL Data" office:value="45059" office:value-type="float">
            <text:p>45059</text:p>
          </table:table-cell>
          <table:table-cell ns41:value-type="float" table:style-name="TL Data" office:value="38796" office:value-type="float">
            <text:p>38796</text:p>
          </table:table-cell>
          <table:table-cell ns41:value-type="float" table:style-name="TL Data" office:value="6263" office:value-type="float">
            <text:p>6263</text:p>
          </table:table-cell>
          <table:table-cell ns41:value-type="float" table:style-name="TL Data" office:value="59375" office:value-type="float">
            <text:p>59375</text:p>
          </table:table-cell>
          <table:table-cell ns41:value-type="float" table:style-name="TL Data" office:value="53336" office:value-type="float">
            <text:p>53336</text:p>
          </table:table-cell>
          <table:table-cell ns41:value-type="float" table:style-name="TL Data" office:value="5691" office:value-type="float">
            <text:p>5691</text:p>
          </table:table-cell>
          <table:table-cell ns41:value-type="float" table:style-name="TL Data" office:value="7466" office:value-type="float">
            <text:p>7466</text:p>
          </table:table-cell>
          <table:table-cell ns41:value-type="float" table:style-name="TL Data" office:value="11704" office:value-type="float">
            <text:p>11704</text:p>
          </table:table-cell>
          <table:table-cell ns41:value-type="float" table:style-name="TL Data" office:value="44706" office:value-type="float">
            <text:p>44706</text:p>
          </table:table-cell>
          <table:table-cell table:formula="of:=SUM([.E45];[.G45];[.I45];[.K45])" ns41:value-type="float" table:style-name="TL Data" office:value-type="float" office:value="115566">
            <text:p>115566</text:p>
          </table:table-cell>
          <table:table-cell table:formula="of:=SUM([.F45];[.H45];[.J45];[.L45])" ns41:value-type="float" table:style-name="TL Data" office:value-type="float" office:value="111771">
            <text:p>111771</text:p>
          </table:table-cell>
          <table:table-cell ns41:value-type="float" table:style-name="TL Data" office:value="1857" office:value-type="float">
            <text:p>1857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516" office:value-type="float">
            <text:p>3516</text:p>
          </table:table-cell>
          <table:table-cell ns41:value-type="float" table:style-name="TL Data" office:value="4566" office:value-type="float">
            <text:p>4566</text:p>
          </table:table-cell>
          <table:table-cell ns41:value-type="float" table:style-name="TL Data" office:value="4022" office:value-type="float">
            <text:p>4022</text:p>
          </table:table-cell>
          <table:table-cell ns41:value-type="float" table:style-name="TL Data" office:value="5184" office:value-type="float">
            <text:p>5184</text:p>
          </table:table-cell>
          <table:table-cell ns41:value-type="float" table:style-name="TL Data" office:value="120939" office:value-type="float">
            <text:p>120939</text:p>
          </table:table-cell>
          <table:table-cell ns41:value-type="float" table:style-name="TL Data" office:value="118451" office:value-type="float">
            <text:p>118451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29" office:value-type="float">
            <text:p>29</text:p>
          </table:table-cell>
          <table:table-cell ns41:value-type="string" table:style-name="ce54" office:value-type="string">
            <text:p>Het Rijk</text:p>
          </table:table-cell>
          <table:table-cell ns41:value-type="string" table:style-name="ce65" office:value-type="string">
            <text:p>36_0125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/>
          <table:table-cell table:formula="of:=SUM([.C35:.C45])" ns41:value-type="float" table:style-name="TL Data" office:value-type="float" office:value="738500">
            <text:p>738500</text:p>
          </table:table-cell>
          <table:table-cell table:formula="of:=SUM([.D35:.D45])" ns41:value-type="float" table:style-name="TL Data" office:value-type="float" office:value="818805">
            <text:p>818805</text:p>
          </table:table-cell>
          <table:table-cell table:formula="of:=SUM([.E35:.E45])" ns41:value-type="float" table:style-name="TL Data" office:value-type="float" office:value="713344">
            <text:p>713344</text:p>
          </table:table-cell>
          <table:table-cell table:formula="of:=SUM([.F35:.F45])" ns41:value-type="float" table:style-name="TL Data" office:value-type="float" office:value="105461">
            <text:p>105461</text:p>
          </table:table-cell>
          <table:table-cell table:formula="of:=SUM([.G35:.G45])" ns41:value-type="float" table:style-name="TL Data" office:value-type="float" office:value="995671">
            <text:p>995671</text:p>
          </table:table-cell>
          <table:table-cell table:formula="of:=SUM([.H35:.H45])" ns41:value-type="float" table:style-name="TL Data" office:value-type="float" office:value="917357">
            <text:p>917357</text:p>
          </table:table-cell>
          <table:table-cell table:formula="of:=SUM([.I35:.I45])" ns41:value-type="float" table:style-name="TL Data" office:value-type="float" office:value="68075">
            <text:p>68075</text:p>
          </table:table-cell>
          <table:table-cell table:formula="of:=SUM([.J35:.J45])" ns41:value-type="float" table:style-name="TL Data" office:value-type="float" office:value="145471">
            <text:p>145471</text:p>
          </table:table-cell>
          <table:table-cell table:formula="of:=SUM([.K35:.K45])" ns41:value-type="float" table:style-name="TL Data" office:value-type="float" office:value="139858">
            <text:p>139858</text:p>
          </table:table-cell>
          <table:table-cell table:formula="of:=SUM([.L35:.L45])" ns41:value-type="float" table:style-name="TL Data" office:value-type="float" office:value="788314">
            <text:p>788314</text:p>
          </table:table-cell>
          <table:table-cell table:formula="of:=SUM([.M35:.M45])" ns41:value-type="float" table:style-name="TL Data" office:value-type="float" office:value="1916948">
            <text:p>1916948</text:p>
          </table:table-cell>
          <table:table-cell table:formula="of:=SUM([.N35:.N45])" ns41:value-type="float" table:style-name="TL Data" office:value-type="float" office:value="1956603">
            <text:p>1956603</text:p>
          </table:table-cell>
          <table:table-cell table:formula="of:=SUM([.O35:.O45])" ns41:value-type="float" table:style-name="TL Data" office:value-type="float" office:value="24776">
            <text:p>24776</text:p>
          </table:table-cell>
          <table:table-cell table:formula="of:=SUM([.P35:.P45])" ns41:value-type="float" table:style-name="TL Data" office:value-type="float" office:value="40739">
            <text:p>40739</text:p>
          </table:table-cell>
          <table:table-cell table:formula="of:=SUM([.Q35:.Q45])" ns41:value-type="float" table:style-name="TL Data" office:value-type="float" office:value="3095">
            <text:p>3095</text:p>
          </table:table-cell>
          <table:table-cell table:formula="of:=SUM([.R35:.R45])" ns41:value-type="float" table:style-name="TL Data" office:value-type="float" office:value="4489">
            <text:p>4489</text:p>
          </table:table-cell>
          <table:table-cell table:formula="of:=SUM([.S35:.S45])" ns41:value-type="float" table:style-name="TL Data" office:value-type="float" office:value="1422">
            <text:p>1422</text:p>
          </table:table-cell>
          <table:table-cell table:formula="of:=SUM([.T35:.T45])" ns41:value-type="float" table:style-name="TL Data" office:value-type="float" office:value="2486">
            <text:p>2486</text:p>
          </table:table-cell>
          <table:table-cell table:formula="of:=SUM([.U35:.U45])" ns41:value-type="float" table:style-name="TL Data" office:value-type="float" office:value="39796">
            <text:p>39796</text:p>
          </table:table-cell>
          <table:table-cell table:formula="of:=SUM([.V35:.V45])" ns41:value-type="float" table:style-name="TL Data" office:value-type="float" office:value="31338">
            <text:p>31338</text:p>
          </table:table-cell>
          <table:table-cell table:formula="of:=SUM([.W35:.W45])" ns41:value-type="float" table:style-name="TL Data" office:value-type="float" office:value="44313">
            <text:p>44313</text:p>
          </table:table-cell>
          <table:table-cell table:formula="of:=SUM([.X35:.X45])" ns41:value-type="float" table:style-name="TL Data" office:value-type="float" office:value="38313">
            <text:p>38313</text:p>
          </table:table-cell>
          <table:table-cell table:formula="of:=SUM([.Y35:.Y45])" ns41:value-type="float" table:style-name="TL Data" office:value-type="float" office:value="1981520">
            <text:p>1981520</text:p>
          </table:table-cell>
          <table:table-cell table:formula="of:=SUM([.Z35:.Z45])" ns41:value-type="float" table:style-name="TL Data" office:value-type="float" office:value="2028680">
            <text:p>202868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12_H2</text:p>
          </table:table-cell>
          <table:table-cell ns41:value-type="float" table:style-name="ce55" office:value="28" office:value-type="float">
            <text:p>28</text:p>
          </table:table-cell>
          <table:table-cell ns41:value-type="float" table:style-name="ce55" office:value="29" office:value-type="float">
            <text:p>29</text:p>
          </table:table-cell>
          <table:table-cell ns41:value-type="string" table:style-name="ce55" office:value-type="string">
            <text:p>Het Rijk</text:p>
          </table:table-cell>
          <table:table-cell ns41:value-type="string" table:style-name="ce66" office:value-type="string">
            <text:p>36_0125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Metadata" office:value-type="string">
            <text:p>1) Blz. 62 van het deel voor Noordbrabant staat 13483, lees: 11483.</text:p>
          </table:table-cell>
          <table:table-cell table:style-name="TL Metadata" table:number-columns-repeated="30"/>
          <table:table-cell table:style-name="TL Metadata"/>
          <table:table-cell table:number-columns-repeated="992"/>
        </table:table-row>
        <table:table-row table:style-name="ro1">
          <table:table-cell ns41:value-type="string" table:style-name="TL Metadata" office:value-type="string">
            <text:p>2) Blz. 55 van het deel voor Noordholland staat 7918 M. en 5708 V., lees: 8549 M. en 6744 V.</text:p>
          </table:table-cell>
          <table:table-cell table:style-name="TL Metadata" table:number-columns-repeated="30"/>
          <table:table-cell table:style-name="TL Metadata"/>
          <table:table-cell table:number-columns-repeated="992"/>
        </table:table-row>
        <table:table-row table:style-name="ro3" table:number-rows-repeated="8">
          <table:table-cell table:style-name="ce14" table:number-columns-repeated="32"/>
          <table:table-cell table:number-columns-repeated="99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page-layout-name="Mpm3" style:display-name="PageStyle_Het Rijk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3-11-24T16:46:04</meta:creation-date>
    <dc:creator>Ronald Schurink</dc:creator>
    <dc:date>2004-02-02T17:58:11</dc:date>
    <meta:document-statistic meta:object-count="0" meta:cell-count="1156" meta:table-count="1"/>
    <meta:generator>ODFPY/1.3.0dev</meta:generator>
  </office:meta>
</office:document-meta>
</file>